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a0fc" officeooo:paragraph-rsid="0018a0fc"/>
    </style:style>
    <style:style style:name="P2" style:family="paragraph" style:parent-style-name="Standard" style:list-style-name="L2">
      <style:text-properties officeooo:rsid="0018a0fc" officeooo:paragraph-rsid="0018a0fc"/>
    </style:style>
    <style:style style:name="P3" style:family="paragraph" style:parent-style-name="Standard" style:list-style-name="L2">
      <style:text-properties officeooo:rsid="0018a0fc" officeooo:paragraph-rsid="001920ec"/>
    </style:style>
    <style:style style:name="P4" style:family="paragraph" style:parent-style-name="Standard" style:list-style-name="L2">
      <style:text-properties officeooo:rsid="0018a0fc" officeooo:paragraph-rsid="001d84c4"/>
    </style:style>
    <style:style style:name="P5" style:family="paragraph" style:parent-style-name="Standard">
      <style:text-properties officeooo:paragraph-rsid="0018a0fc"/>
    </style:style>
    <style:style style:name="P6" style:family="paragraph" style:parent-style-name="Standard">
      <style:text-properties officeooo:rsid="001920ec" officeooo:paragraph-rsid="001920ec"/>
    </style:style>
    <style:style style:name="P7" style:family="paragraph" style:parent-style-name="Standard">
      <style:text-properties officeooo:rsid="001a7a78" officeooo:paragraph-rsid="001bd075"/>
    </style:style>
    <style:style style:name="P8" style:family="paragraph" style:parent-style-name="Standard">
      <style:text-properties officeooo:rsid="001bd075" officeooo:paragraph-rsid="001bd075"/>
    </style:style>
    <style:style style:name="P9" style:family="paragraph" style:parent-style-name="Standard">
      <style:text-properties officeooo:rsid="001d84c4" officeooo:paragraph-rsid="001a7a78"/>
    </style:style>
    <style:style style:name="P10" style:family="paragraph" style:parent-style-name="Standard" style:list-style-name="L2">
      <style:text-properties officeooo:rsid="001d84c4" officeooo:paragraph-rsid="001d84c4"/>
    </style:style>
    <style:style style:name="P11" style:family="paragraph" style:parent-style-name="Standard">
      <style:text-properties officeooo:rsid="001d84c4" officeooo:paragraph-rsid="001e7153"/>
    </style:style>
    <style:style style:name="P12" style:family="paragraph" style:parent-style-name="Standard" style:list-style-name="L2">
      <style:text-properties officeooo:paragraph-rsid="001d84c4"/>
    </style:style>
    <style:style style:name="T1" style:family="text">
      <style:text-properties officeooo:rsid="0018a0fc"/>
    </style:style>
    <style:style style:name="T2" style:family="text">
      <style:text-properties officeooo:rsid="001920e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a7a78"/>
    </style:style>
    <style:style style:name="T5" style:family="text">
      <style:text-properties officeooo:rsid="001ca7fc"/>
    </style:style>
    <style:style style:name="T6" style:family="text">
      <style:text-properties officeooo:rsid="001d84c4"/>
    </style:style>
    <style:style style:name="T7" style:family="text">
      <style:text-properties officeooo:rsid="001e71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mecanismo de interrupções deve:</text:p>
      <text:list xml:id="list5072373" text:style-name="L2">
        <text:list-item>
          <text:p text:style-name="P2">permitir controlar a aceitação de interrupções – aceitar ou não aceitar interrupções;</text:p>
        </text:list-item>
        <text:list-item>
          <text:p text:style-name="P3">direcionar o processamento para código específico;</text:p>
        </text:list-item>
        <text:list-item>
          <text:p text:style-name="P4">ao aceitar uma interrupção <text:span text:style-name="T6">deve:</text:span></text:p>
          <text:list>
            <text:list-item>
              <text:p text:style-name="P12"><text:span text:style-name="T1">preservar o estado de execução do programa interrompido;</text:span></text:p>
            </text:list-item>
            <text:list-item>
              <text:p text:style-name="P10">inibir a aceitação de novas interrupções;</text:p>
            </text:list-item>
            <text:list-item>
              <text:p text:style-name="P2">restaurar o estado de execução do programa interrompido.</text:p>
            </text:list-item>
          </text:list>
        </text:list-item>
      </text:list>
      <text:p text:style-name="P1"/>
      <text:p text:style-name="P1"/>
      <text:p text:style-name="P5"><text:span text:style-name="T7">1- A aceitação de interrupção é geralmente controlada através de uma flags – Interrupt Flag</text:span></text:p>
      <text:p text:style-name="P1"/>
      <text:p text:style-name="P6">No P16, se IF for zero o processador ignora o pedido de interrupção.</text:p>
      <text:p text:style-name="P1"/>
      <text:p text:style-name="P7"><text:span text:style-name="T7">2 - </text:span>Ao atender uma interrupção, o processador salta para um endereço pré-definido e regista o endereço corrente do programa interrompido.</text:p>
      <text:p text:style-name="P7"/>
      <text:p text:style-name="P7">No P16, simula a execução de um bl para o endereço 2.</text:p>
      <text:p text:style-name="P7"/>
      <text:p text:style-name="P1"><text:span text:style-name="T7">3.a) </text:span>O estado de execução de um programa <text:span text:style-name="T2">reparte</text:span>-se <text:span text:style-name="T2">por</text:span> variáveis, pelo <text:span text:style-name="T3">stack</text:span> e pelos registos do processador. <text:span text:style-name="T2">A responsabilidade de preservação do estado de execução pode-se dividir em ações automáticas do processador e ações programadas.</text:span></text:p>
      <text:p text:style-name="P6"/>
      <text:p text:style-name="P6">No P16, o processador <text:span text:style-name="T4">salva o valor corrente do registo CPSR no registo SPSR e o valor do registo R14 (LR) em registo interno.</text:span></text:p>
      <text:p text:style-name="P6"/>
      <text:p text:style-name="P11"><text:span text:style-name="T7">3.b) </text:span>Ao aceitar interrupção o processador inibe automaticamente a aceitação de novas interrupções através da Interrupt Flag.</text:p>
      <text:p text:style-name="P11">No P16, a flag IF é automaticamente colocada a zero.</text:p>
      <text:p text:style-name="P11"/>
      <text:p text:style-name="P8"><text:span text:style-name="T7">3.c) </text:span>A reposição do estado do programa interrompido é um processo inverso ao da preservação de estado na aceitação.</text:p>
      <text:p text:style-name="P8">No P16, <text:span text:style-name="T5">a reposição </text:span>é desencadeada pela execução da instrução movs pc, lr <text:span text:style-name="T5">que </text:span>além do retorno ao ponto do programa <text:span text:style-name="T5">interrompido, restaura o CPSR e o R14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7:14:05.038866660</meta:creation-date>
    <dc:date>2018-12-17T18:07:41.934061990</dc:date>
    <meta:editing-duration>PT12M14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17" meta:word-count="249" meta:character-count="1523" meta:non-whitespace-character-count="1295"/>
  </office:meta>
</office:document-meta>
</file>